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a4184" officeooo:paragraph-rsid="000a4184"/>
    </style:style>
    <style:style style:name="P2" style:family="paragraph" style:parent-style-name="Heading_20_1">
      <style:text-properties officeooo:rsid="000810f3" officeooo:paragraph-rsid="000810f3"/>
    </style:style>
    <style:style style:name="P3" style:family="paragraph" style:parent-style-name="Heading_20_1">
      <style:text-properties officeooo:rsid="0008a41f" officeooo:paragraph-rsid="0008a41f"/>
    </style:style>
    <style:style style:name="P4" style:family="paragraph" style:parent-style-name="Heading_20_2">
      <style:text-properties officeooo:rsid="000aa803" officeooo:paragraph-rsid="000aa803"/>
    </style:style>
    <style:style style:name="P5" style:family="paragraph" style:parent-style-name="Text_20_body">
      <style:text-properties officeooo:rsid="0008a41f" officeooo:paragraph-rsid="0008a41f"/>
    </style:style>
    <style:style style:name="P6" style:family="paragraph" style:parent-style-name="Text_20_body">
      <style:text-properties officeooo:paragraph-rsid="000f2742"/>
    </style:style>
    <style:style style:name="P7" style:family="paragraph" style:parent-style-name="Title">
      <style:text-properties officeooo:rsid="00054808" officeooo:paragraph-rsid="00054808"/>
    </style:style>
    <style:style style:name="T1" style:family="text">
      <style:text-properties officeooo:rsid="00090a48"/>
    </style:style>
    <style:style style:name="T2" style:family="text">
      <style:text-properties officeooo:rsid="000aa803"/>
    </style:style>
    <style:style style:name="T3" style:family="text">
      <style:text-properties fo:color="#2a6099" loext:opacity="100%" officeooo:rsid="000bc032"/>
    </style:style>
    <style:style style:name="T4" style:family="text">
      <style:text-properties fo:color="#2a6099" loext:opacity="100%" officeooo:rsid="000bff90"/>
    </style:style>
    <style:style style:name="T5" style:family="text">
      <style:text-properties fo:color="#2a6099" loext:opacity="100%" officeooo:rsid="000db6ee"/>
    </style:style>
    <style:style style:name="T6" style:family="text">
      <style:text-properties fo:color="#2a6099" loext:opacity="100%" officeooo:rsid="000f2742"/>
    </style:style>
    <style:style style:name="T7" style:family="text">
      <style:text-properties fo:color="#2a6099" loext:opacity="100%" officeooo:rsid="000aa803"/>
    </style:style>
    <style:style style:name="T8" style:family="text">
      <style:text-properties fo:color="#2a6099" loext:opacity="100%" style:font-name="JetBrains Mono" fo:font-size="10pt" fo:font-style="normal" fo:font-weight="normal" officeooo:rsid="000f2742" style:font-size-asian="10pt" style:font-style-asian="normal" style:font-weight-asian="normal"/>
    </style:style>
    <style:style style:name="T9" style:family="text">
      <style:text-properties officeooo:rsid="000bff90"/>
    </style:style>
    <style:style style:name="T10" style:family="text">
      <style:text-properties officeooo:rsid="000f2742"/>
    </style:style>
    <style:style style:name="T11" style:family="text">
      <style:text-properties fo:color="#ebebeb" loext:opacity="100%" style:font-name="JetBrains Mono" fo:font-size="10pt" fo:font-style="normal" fo:font-weight="normal" officeooo:rsid="000f2742" style:font-size-asian="10pt" style:font-style-asian="normal" style:font-weight-asian="normal"/>
    </style:style>
    <style:style style:name="T12" style:family="text">
      <style:text-properties officeooo:rsid="000f71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image</text:p>
      <text:h text:style-name="P3" text:outline-level="1">Groupe :</text:h>
      <text:p text:style-name="P5">Pour ce projet, mon groupe était constitué de moi et Karl Maldonado. <text:span text:style-name="T1">J’ai réalisé le défi 3 et le défi 5 et Karl le défi 1 et 2. Nous avons fait ensemble le défi 4.</text:span></text:p>
      <text:h text:style-name="P2" text:outline-level="1">Choix de programmations :</text:h>
      <text:h text:style-name="P4" text:outline-level="2">Défi 3 :</text:h>
      <text:p text:style-name="P6"><text:span text:style-name="T2">Le défi 3 consiste en pixeliser une image. Pour cela, j’ai tout d’abord créer une fonction « defi3 » qui prend 3 paramètres : le chemin d’accès vers l’image à traiter appelé, la taille en pixel de l’image original</text:span><text:span text:style-name="T9">e</text:span><text:span text:style-name="T2"> d’un pixel après pixellisation en largeur, et la taille en pixel de l’image original d’un pixel après pixellisation en </text:span><text:span text:style-name="T7">hauteur. La taille d’un pixel après pixellisation en hauteur est cependant facultative. Si aucune valeur n’est renseigné à l’appel, alors elle prendra la même valeur que la taille <text:s/>de l’image original d’un pixel après pixellisation en largeur. </text:span><text:span text:style-name="T3">Ensuite, l’image va être chargée par la fonction « </text:span><text:span text:style-name="T4">open</text:span><text:span text:style-name="T3"> » de PIL. </text:span><text:span text:style-name="T4">Ensuite, la fonction va calculer la marge d’erreur entre la taille d’un pixel avant et après pixellisation. Cette erreur est causé si la taille d’un pixel après pixellisation n’est pas un multiple de la taille en pixel de l’image originale. </text:span><text:span text:style-name="T5">L’erreur est le nombre de pixels qui ne seront pas pixelisé. Il seront donc retranché dans les autres pixels finaux (cette opération change légèrement la </text:span><text:span text:style-name="T7"><text:s/>taille d’un pixel après pixellisation en hauteur </text:span><text:span text:style-name="T5">mais est nécessaire pour obtenir une image proprement pixelisé). </text:span><text:span text:style-name="T6">Le résultat est stocké dans la variable « </text:span>imageTailleErreurY<text:span text:style-name="T11"> </text:span><text:span text:style-name="T8">»</text:span><text:span text:style-name="T5">. Cependant, ce calcul n’est pas suffisant. </text:span><text:span text:style-name="T6">En effet, si « imageTailleErreurY </text:span>» <text:span text:style-name="T10">n’est pas un multiple du nombre de pixel après pixellisation, alors il y aura toujours quelques pixels d’erreurs. Pour palier à ce problème, le même calcul que pour «  </text:span><text:span text:style-name="T6">imageTailleErreurY » est fait et stocké dans </text:span>imageTailleErreurYErreur. <text:span text:style-name="T10">Ensuite, l’image est quadrillé par sa hauteur dans une boucle for. Le pas est la taille d’un pixel après pixellisation. </text:span><text:span text:style-name="T12">Ensuite, les mêmes procédures que pour la hauteur sont réalisées pour le calcul de l’erreu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2a6099" loext:opacity="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master-page-name="">
      <style:paragraph-properties fo:text-align="center" style:justify-single-word="false" style:page-number="auto" fo:padding="0.049cm" fo:border="none" style:shadow="none">
        <style:tab-stops/>
        <style:drop-cap/>
      </style:paragraph-properties>
      <style:text-properties fo:color="#2a6099" loext:opacity="100%" fo:font-size="28pt" style:text-underline-style="solid" style:text-underline-width="auto" style:text-underline-color="#ff0000" fo:font-weight="bold" fo:background-color="transparent" style:font-size-asian="28pt" style:font-weight-asian="bold" style:font-size-complex="28pt" style:font-weight-complex="bold" style:font-relief="embosse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left="0cm" fo:padding-right="0cm" fo:padding-top="0cm" fo:padding-bottom="5.001cm" fo:border="none">
        <style:tab-stops/>
      </style:paragraph-properties>
      <style:text-properties fo:color="#2a6099" loext:opacity="100%" fo:font-size="130%" style:text-underline-style="solid" style:text-underline-width="auto" style:text-underline-color="font-color"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0a4184" officeooo:paragraph-rsid="000a4184"/>
    </style:style>
    <style:style style:name="MT1" style:family="text">
      <style:text-properties officeooo:rsid="000aa80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Mattéo Menou, avec Karl Maldonado, 1er NSI, <text:span text:style-name="MT1">page </text:span><text:span text:style-name="MT1"><text:page-number text:select-page="current">1</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1T20:42:21.141000000</meta:creation-date>
    <dc:date>2023-01-11T21:36:46.916000000</dc:date>
    <meta:editing-duration>PT34M</meta:editing-duration>
    <meta:editing-cycles>10</meta:editing-cycles>
    <meta:generator>LibreOffice/7.2.2.2$Windows_X86_64 LibreOffice_project/02b2acce88a210515b4a5bb2e46cbfb63fe97d56</meta:generator>
    <meta:document-statistic meta:table-count="0" meta:image-count="0" meta:object-count="0" meta:page-count="1" meta:paragraph-count="7" meta:word-count="338" meta:character-count="2014" meta:non-whitespace-character-count="1680"/>
  </office:meta>
</office:document-meta>
</file>